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6pt" style:text-underline-style="solid" style:text-underline-width="auto" style:text-underline-color="font-color" fo:font-weight="normal" officeooo:rsid="001f56c7" officeooo:paragraph-rsid="001f56c7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line-height="150%"/>
      <style:text-properties fo:font-size="16pt" style:text-underline-style="none" fo:font-weight="normal" officeooo:rsid="001f56c7" officeooo:paragraph-rsid="001f56c7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line-height="150%"/>
      <style:text-properties fo:font-size="16pt" style:text-underline-style="none" fo:font-weight="normal" officeooo:rsid="0030954b" officeooo:paragraph-rsid="001f56c7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line-height="150%"/>
      <style:text-properties fo:font-size="16pt" style:text-underline-style="none" fo:font-weight="normal" officeooo:rsid="0030954b" officeooo:paragraph-rsid="0030954b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line-height="150%"/>
      <style:text-properties fo:font-size="16pt" style:text-underline-style="none" fo:font-weight="normal" officeooo:rsid="0034af36" officeooo:paragraph-rsid="0034af36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officeooo:paragraph-rsid="001f56c7"/>
    </style:style>
    <style:style style:name="T1" style:family="text">
      <style:text-properties fo:font-size="16pt" style:text-underline-style="none" fo:font-weight="bold" officeooo:rsid="003294a7" style:font-size-asian="16pt" style:font-weight-asian="bold" style:font-size-complex="16pt" style:font-weight-complex="bold"/>
    </style:style>
    <style:style style:name="T2" style:family="text">
      <style:text-properties fo:font-size="16pt" style:text-underline-style="none" fo:font-weight="normal" officeooo:rsid="002b81a4" style:font-size-asian="14pt" style:font-weight-asian="normal" style:font-size-complex="16pt" style:font-weight-complex="normal"/>
    </style:style>
    <style:style style:name="T3" style:family="text">
      <style:text-properties fo:font-size="16pt" style:text-underline-style="none" fo:font-weight="normal" officeooo:rsid="002b81a4" style:font-size-asian="16pt" style:font-weight-asian="normal" style:font-size-complex="16pt" style:font-weight-complex="normal"/>
    </style:style>
    <style:style style:name="T4" style:family="text">
      <style:text-properties officeooo:rsid="003d7d5e"/>
    </style:style>
    <style:style style:name="T5" style:family="text">
      <style:text-properties officeooo:rsid="003f538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Contents</text:span><text:span text:style-name="T3"><text:tab/></text:span><text:span text:style-name="T2"><text:tab/><text:tab/><text:tab/><text:tab/></text:span></text:p>
      <text:p text:style-name="P3"/>
      <text:p text:style-name="P4">Chapter 1 <text:s text:c="8"/>Introduction</text:p>
      <text:p text:style-name="P5">Chapter <text:span text:style-name="T4">2</text:span> <text:s text:c="8"/>Software Requirement Specification</text:p>
      <text:p text:style-name="P4">Chapter <text:span text:style-name="T4">3</text:span> <text:s text:c="8"/>System Design</text:p>
      <text:p text:style-name="P4">Chapter <text:span text:style-name="T4">4</text:span> <text:s text:c="8"/>Implementation</text:p>
      <text:p text:style-name="P4">Chapter <text:span text:style-name="T4">5</text:span> <text:s text:c="8"/>Testing</text:p>
      <text:p text:style-name="P4">Chapter <text:span text:style-name="T4">6</text:span> <text:s text:c="8"/>Snapshots</text:p>
      <text:p text:style-name="P4">Chapter <text:span text:style-name="T4">7</text:span> <text:s text:c="8"/><text:span text:style-name="T5">Results and Future Enhancements</text:span></text:p>
      <text:p text:style-name="P4">Chapter <text:span text:style-name="T4">8</text:span> <text:s text:c="8"/>Bibliography</text:p>
      <text:p text:style-name="P3"/>
      <text:p text:style-name="P3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1cm" fo:margin-bottom="1.91cm" fo:margin-left="3.18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19:22:20.445292019</meta:creation-date>
    <meta:generator>LibreOffice/5.1.6.2.0$Linux_X86_64 LibreOffice_project/10m0$Build-2</meta:generator>
    <dc:date>2016-11-29T11:54:03.602022547</dc:date>
    <meta:editing-duration>PT36M50S</meta:editing-duration>
    <meta:editing-cycles>17</meta:editing-cycles>
    <meta:document-statistic meta:table-count="0" meta:image-count="0" meta:object-count="0" meta:page-count="1" meta:paragraph-count="9" meta:word-count="31" meta:character-count="289" meta:non-whitespace-character-count="198"/>
  </office:meta>
</office:document-meta>
</file>